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2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20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2"/>
        </table:table-row>
        <table:table-row table:style-name="ro2">
          <table:table-cell table:style-name="ce25" table:number-columns-repeated="5"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1018"/>
        </table:table-row>
        <table:table-row table:style-name="ro2" table:number-rows-repeated="17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5:05:49.39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4T15:20:13.064000000</dc:date>
    <meta:editing-duration>P1DT54M54S</meta:editing-duration>
    <meta:editing-cycles>82</meta:editing-cycles>
    <meta:generator>LibreOffice/7.2.0.4$Windows_X86_64 LibreOffice_project/9a9c6381e3f7a62afc1329bd359cc48accb6435b</meta:generator>
    <meta:document-statistic meta:table-count="1" meta:cell-count="432" meta:object-count="0"/>
  </office:meta>
</office:document-meta>
</file>